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IMA GONZALES ALDEM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06986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U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178881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MACHO RUIZ FERNANDO YASMAN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86029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1 788 8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NIMA GONZALES ALDEMI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206986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05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02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2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30986</text:p>
          </table:table-cell>
          <table:table-cell table:style-name="Tabla2.D3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0/08/2021</text:p>
          </table:table-cell>
          <table:table-cell table:style-name="Tabla2.A4" office:value-type="string">
            <text:p text:style-name="P16">32633</text:p>
          </table:table-cell>
          <table:table-cell table:style-name="Tabla2.D4" office:value-type="string">
            <text:p text:style-name="P17">2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1:42:2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